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Marshaler.writeValue( Object value ,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FileMarshaler.setContent( Expression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getOutputNam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writeMessageContent( MessageExchange exchange , NormalizedMessage message , OutputStream ou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ileMarshal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writeMessage( MessageExchange exchange , NormalizedMessage message , OutputStream ou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FileMarshaler.setFileName( Expression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arshaler.readMessage( MessageExchange exchange , NormalizedMessage message , InputStream in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